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5" style:family="table">
      <style:table-properties style:width="6.6924in" table:align="margins"/>
    </style:style>
    <style:style style:name="Таблица15.A" style:family="table-column">
      <style:table-column-properties style:column-width="1.2153in" style:rel-column-width="11900*"/>
    </style:style>
    <style:style style:name="Таблица15.B" style:family="table-column">
      <style:table-column-properties style:column-width="5.4771in" style:rel-column-width="53635*"/>
    </style:style>
    <style:style style:name="Таблица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5.B1" style:family="table-cell" style:data-style-name="N0">
      <style:table-cell-properties fo:padding="0.0382in" fo:border="0.0007in solid #000000"/>
    </style:style>
    <style:style style:name="Таблица1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" style:family="table">
      <style:table-properties style:width="6.6924in" table:align="margins"/>
    </style:style>
    <style:style style:name="Таблица1.A" style:family="table-column">
      <style:table-column-properties style:column-width="1.2153in" style:rel-column-width="11900*"/>
    </style:style>
    <style:style style:name="Таблица1.B" style:family="table-column">
      <style:table-column-properties style:column-width="5.4771in" style:rel-column-width="53635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 style:data-style-name="N0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6.6924in" table:align="margins"/>
    </style:style>
    <style:style style:name="Таблица2.A" style:family="table-column">
      <style:table-column-properties style:column-width="1.2153in" style:rel-column-width="11900*"/>
    </style:style>
    <style:style style:name="Таблица2.B" style:family="table-column">
      <style:table-column-properties style:column-width="5.4771in" style:rel-column-width="53635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" style:family="table">
      <style:table-properties style:width="6.6924in" table:align="margins"/>
    </style:style>
    <style:style style:name="Таблица3.A" style:family="table-column">
      <style:table-column-properties style:column-width="1.2153in" style:rel-column-width="11900*"/>
    </style:style>
    <style:style style:name="Таблица3.B" style:family="table-column">
      <style:table-column-properties style:column-width="5.4771in" style:rel-column-width="53635*"/>
    </style:style>
    <style:style style:name="Таблица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.B1" style:family="table-cell" style:data-style-name="N0">
      <style:table-cell-properties fo:padding="0.0382in" fo:border="0.0007in solid #000000"/>
    </style:style>
    <style:style style:name="Таблица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5" style:family="table">
      <style:table-properties style:width="6.6924in" table:align="margins"/>
    </style:style>
    <style:style style:name="Таблица5.A" style:family="table-column">
      <style:table-column-properties style:column-width="1.2153in" style:rel-column-width="11900*"/>
    </style:style>
    <style:style style:name="Таблица5.B" style:family="table-column">
      <style:table-column-properties style:column-width="5.4771in" style:rel-column-width="53635*"/>
    </style:style>
    <style:style style:name="Таблица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5.B1" style:family="table-cell" style:data-style-name="N0">
      <style:table-cell-properties fo:padding="0.0382in" fo:border="0.0007in solid #000000"/>
    </style:style>
    <style:style style:name="Таблица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6" style:family="table">
      <style:table-properties style:width="6.6924in" table:align="margins"/>
    </style:style>
    <style:style style:name="Таблица6.A" style:family="table-column">
      <style:table-column-properties style:column-width="1.2153in" style:rel-column-width="11900*"/>
    </style:style>
    <style:style style:name="Таблица6.B" style:family="table-column">
      <style:table-column-properties style:column-width="5.4771in" style:rel-column-width="53635*"/>
    </style:style>
    <style:style style:name="Таблица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6.B1" style:family="table-cell" style:data-style-name="N0">
      <style:table-cell-properties fo:padding="0.0382in" fo:border="0.0007in solid #000000"/>
    </style:style>
    <style:style style:name="Таблица6.A2" style:family="table-cell">
      <style:table-cell-properties fo:padding="0.0382in" fo:border-left="0.0007in solid #000000" fo:border-right="none" fo:border-top="none" fo:border-bottom="0.0007in solid #000000"/>
    </style:style>
    <style:style style:name="Таблица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4" style:family="table">
      <style:table-properties style:width="6.6924in" table:align="margins"/>
    </style:style>
    <style:style style:name="Таблица4.A" style:family="table-column">
      <style:table-column-properties style:column-width="1.2153in" style:rel-column-width="11900*"/>
    </style:style>
    <style:style style:name="Таблица4.B" style:family="table-column">
      <style:table-column-properties style:column-width="5.4771in" style:rel-column-width="53635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 style:data-style-name="N0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en" fo:country="US" fo:background-color="transparent"/>
    </style:style>
    <style:style style:name="P4" style:family="paragraph" style:parent-style-name="Table_20_Contents">
      <style:text-properties fo:language="ru" fo:country="RU"/>
    </style:style>
    <style:style style:name="P5" style:family="paragraph" style:parent-style-name="Table_20_Contents">
      <style:text-properties fo:language="ru" fo:country="RU" fo:background-color="transparent"/>
    </style:style>
    <style:style style:name="P6" style:family="paragraph" style:parent-style-name="Table_20_Contents">
      <style:text-properties fo:language="ru" fo:country="RU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">Scenario </text:p>
          </table:table-cell>
          <table:table-cell table:style-name="Таблица15.B1" office:value-type="float" office:value="1">
            <text:p text:style-name="P2">1</text:p>
          </table:table-cell>
        </table:table-row>
        <table:table-row>
          <table:table-cell table:style-name="Таблица15.A2" office:value-type="string">
            <text:p text:style-name="P2">Name</text:p>
          </table:table-cell>
          <table:table-cell table:style-name="Таблица15.B2" office:value-type="string">
            <text:p text:style-name="P2">Roles: open settings</text:p>
          </table:table-cell>
        </table:table-row>
        <table:table-row>
          <table:table-cell table:style-name="Таблица15.A2" office:value-type="string">
            <text:p text:style-name="P1"><text:span text:style-name="T1">Given</text:span> </text:p>
          </table:table-cell>
          <table:table-cell table:style-name="Таблица15.B2" office:value-type="string">
            <text:p text:style-name="P5">Я имею права Администратора</text:p>
            <text:p text:style-name="P5">И я на странице <text:span text:style-name="T2">Settings-Roles</text:span></text:p>
            <text:p text:style-name="P5">И системе существуют две роли</text:p>
            <text:p text:style-name="P5">И открыты настройки одной из указанных ролей </text:p>
          </table:table-cell>
        </table:table-row>
        <table:table-row>
          <table:table-cell table:style-name="Таблица15.A2" office:value-type="string">
            <text:p text:style-name="P2">When</text:p>
          </table:table-cell>
          <table:table-cell table:style-name="Таблица15.B2" office:value-type="string">
            <text:p text:style-name="P4">Я нажимаю на вкладку другой роли</text:p>
          </table:table-cell>
        </table:table-row>
        <table:table-row>
          <table:table-cell table:style-name="Таблица15.A2" office:value-type="string">
            <text:p text:style-name="P2">Then </text:p>
          </table:table-cell>
          <table:table-cell table:style-name="Таблица15.B2" office:value-type="string">
            <text:p text:style-name="P4">Открывается панель со списком настроек разрешений для выбранной роли</text:p>
          </table:table-cell>
        </table:table-row>
      </table:table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Scenario </text:p>
          </table:table-cell>
          <table:table-cell table:style-name="Таблица1.B1" office:value-type="float" office:value="1.1">
            <text:p text:style-name="P6">1.1</text:p>
          </table:table-cell>
        </table:table-row>
        <table:table-row>
          <table:table-cell table:style-name="Таблица1.A2" office:value-type="string">
            <text:p text:style-name="P2">Name</text:p>
          </table:table-cell>
          <table:table-cell table:style-name="Таблица1.B2" office:value-type="string">
            <text:p text:style-name="P2">Edit role<text:span text:style-name="T3">: </text:span>Apply</text:p>
          </table:table-cell>
        </table:table-row>
        <table:table-row>
          <table:table-cell table:style-name="Таблица1.A2" office:value-type="string">
            <text:p text:style-name="P1"><text:span text:style-name="T1">Given</text:span> </text:p>
          </table:table-cell>
          <table:table-cell table:style-name="Таблица1.B2" office:value-type="string">
            <text:p text:style-name="P5">Я имею права Администратора</text:p>
            <text:p text:style-name="P5">И выполнен сценарий 1</text:p>
          </table:table-cell>
        </table:table-row>
        <table:table-row>
          <table:table-cell table:style-name="Таблица1.A2" office:value-type="string">
            <text:p text:style-name="P2">When</text:p>
          </table:table-cell>
          <table:table-cell table:style-name="Таблица1.B2" office:value-type="string">
            <text:p text:style-name="P4">Я устанавливаю разрешения для указанной роли</text:p>
            <text:p text:style-name="P4">И я нажимаю на кнопку <text:span text:style-name="T2">«Submit»</text:span></text:p>
          </table:table-cell>
        </table:table-row>
        <table:table-row>
          <table:table-cell table:style-name="Таблица1.A2" office:value-type="string">
            <text:p text:style-name="P2">Then </text:p>
          </table:table-cell>
          <table:table-cell table:style-name="Таблица1.B2" office:value-type="string">
            <text:p text:style-name="P4">Указанные разрешения установлены для данной роли</text:p>
          </table:table-cell>
        </table:table-row>
      </table:table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">Scenario </text:p>
          </table:table-cell>
          <table:table-cell table:style-name="Таблица2.B1" office:value-type="string">
            <text:p text:style-name="P6">1.<text:span text:style-name="T2">2</text:span></text:p>
          </table:table-cell>
        </table:table-row>
        <table:table-row>
          <table:table-cell table:style-name="Таблица2.A2" office:value-type="string">
            <text:p text:style-name="P2">Name</text:p>
          </table:table-cell>
          <table:table-cell table:style-name="Таблица2.B2" office:value-type="string">
            <text:p text:style-name="P2">Edit role<text:span text:style-name="T3">: C</text:span>ancel</text:p>
          </table:table-cell>
        </table:table-row>
        <table:table-row>
          <table:table-cell table:style-name="Таблица2.A2" office:value-type="string">
            <text:p text:style-name="P1"><text:span text:style-name="T1">Given</text:span> </text:p>
          </table:table-cell>
          <table:table-cell table:style-name="Таблица2.B2" office:value-type="string">
            <text:p text:style-name="P5">Я имею права Администратора</text:p>
            <text:p text:style-name="P5">И выполнен сценарий 1</text:p>
          </table:table-cell>
        </table:table-row>
        <table:table-row>
          <table:table-cell table:style-name="Таблица2.A2" office:value-type="string">
            <text:p text:style-name="P2">When</text:p>
          </table:table-cell>
          <table:table-cell table:style-name="Таблица2.B2" office:value-type="string">
            <text:p text:style-name="P4">Я устанавливаю разрешения для указанной роли</text:p>
            <text:p text:style-name="P4">И я нажимаю на кнопку <text:span text:style-name="T2">«Cancel»</text:span></text:p>
          </table:table-cell>
        </table:table-row>
        <table:table-row>
          <table:table-cell table:style-name="Таблица2.A2" office:value-type="string">
            <text:p text:style-name="P2">Then </text:p>
          </table:table-cell>
          <table:table-cell table:style-name="Таблица2.B2" office:value-type="string">
            <text:p text:style-name="P4">Указанные разрешения не установлены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">Scenario </text:p>
          </table:table-cell>
          <table:table-cell table:style-name="Таблица3.B1" office:value-type="float" office:value="2">
            <text:p text:style-name="P6">2</text:p>
          </table:table-cell>
        </table:table-row>
        <table:table-row>
          <table:table-cell table:style-name="Таблица3.A2" office:value-type="string">
            <text:p text:style-name="P2">Name</text:p>
          </table:table-cell>
          <table:table-cell table:style-name="Таблица3.B2" office:value-type="string">
            <text:p text:style-name="P2">Add new role</text:p>
          </table:table-cell>
        </table:table-row>
        <table:table-row>
          <table:table-cell table:style-name="Таблица3.A2" office:value-type="string">
            <text:p text:style-name="P1"><text:span text:style-name="T1">Given</text:span> </text:p>
          </table:table-cell>
          <table:table-cell table:style-name="Таблица3.B2" office:value-type="string">
            <text:p text:style-name="P5">Я имею права Администратора</text:p>
            <text:p text:style-name="P3"><text:span text:style-name="T3">И я</text:span> на странице Settings-Roles</text:p>
          </table:table-cell>
        </table:table-row>
        <table:table-row>
          <table:table-cell table:style-name="Таблица3.A2" office:value-type="string">
            <text:p text:style-name="P2">When</text:p>
          </table:table-cell>
          <table:table-cell table:style-name="Таблица3.B2" office:value-type="string">
            <text:p text:style-name="P4">Я нажимаю на кнопку <text:span text:style-name="T2">«Add new role»</text:span></text:p>
          </table:table-cell>
        </table:table-row>
        <table:table-row>
          <table:table-cell table:style-name="Таблица3.A2" office:value-type="string">
            <text:p text:style-name="P2">Then </text:p>
          </table:table-cell>
          <table:table-cell table:style-name="Таблица3.B2" office:value-type="string">
            <text:p text:style-name="P4">Активируется поле для ввода названия новой пользовательской роли</text:p>
          </table:table-cell>
        </table:table-row>
      </table:table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">Scenario </text:p>
          </table:table-cell>
          <table:table-cell table:style-name="Таблица5.B1" office:value-type="float" office:value="2.1">
            <text:p text:style-name="P6">2.1</text:p>
          </table:table-cell>
        </table:table-row>
        <table:table-row>
          <table:table-cell table:style-name="Таблица5.A2" office:value-type="string">
            <text:p text:style-name="P2">Name</text:p>
          </table:table-cell>
          <table:table-cell table:style-name="Таблица5.B2" office:value-type="string">
            <text:p text:style-name="P2">Add new role: Apply</text:p>
          </table:table-cell>
        </table:table-row>
        <table:table-row>
          <table:table-cell table:style-name="Таблица5.A2" office:value-type="string">
            <text:p text:style-name="P1"><text:span text:style-name="T1">Given</text:span> </text:p>
          </table:table-cell>
          <table:table-cell table:style-name="Таблица5.B2" office:value-type="string">
            <text:p text:style-name="P5">Я имею права Администратора</text:p>
            <text:p text:style-name="P3"><text:span text:style-name="T3">И я</text:span> на странице Settings-Roles</text:p>
            <text:p text:style-name="P5">Выполнен сценарий 2</text:p>
          </table:table-cell>
        </table:table-row>
        <table:table-row>
          <table:table-cell table:style-name="Таблица5.A2" office:value-type="string">
            <text:p text:style-name="P2">When</text:p>
          </table:table-cell>
          <table:table-cell table:style-name="Таблица5.B2" office:value-type="string">
            <text:p text:style-name="P4">Я ввожу название новой роли</text:p>
            <text:p text:style-name="P4">И нажимаю на кнопку <text:span text:style-name="T2">«Apply»</text:span></text:p>
          </table:table-cell>
        </table:table-row>
        <table:table-row>
          <table:table-cell table:style-name="Таблица5.A2" office:value-type="string">
            <text:p text:style-name="P2">Then </text:p>
          </table:table-cell>
          <table:table-cell table:style-name="Таблица5.B2" office:value-type="string">
            <text:p text:style-name="P4">Вкладка новой роли отображается в списке существующих ролей</text:p>
          </table:table-cell>
        </table:table-row>
      </table:table>
      <text:p text:style-name="Standard"/>
      <table:table table:name="Таблица6" table:style-name="Таблица6">
        <table:table-column table:style-name="Таблица6.A"/>
        <table:table-column table:style-name="Таблица6.B"/>
        <text:soft-page-break/>
        <table:table-row>
          <table:table-cell table:style-name="Таблица6.A1" office:value-type="string">
            <text:p text:style-name="P2">Scenario </text:p>
          </table:table-cell>
          <table:table-cell table:style-name="Таблица6.B1" office:value-type="float" office:value="2.2">
            <text:p text:style-name="P6">2.2</text:p>
          </table:table-cell>
        </table:table-row>
        <table:table-row>
          <table:table-cell table:style-name="Таблица6.A2" office:value-type="string">
            <text:p text:style-name="P2">Name</text:p>
          </table:table-cell>
          <table:table-cell table:style-name="Таблица6.B2" office:value-type="string">
            <text:p text:style-name="P2">Add new role: Cancel</text:p>
          </table:table-cell>
        </table:table-row>
        <table:table-row>
          <table:table-cell table:style-name="Таблица6.A2" office:value-type="string">
            <text:p text:style-name="P1"><text:span text:style-name="T1">Given</text:span> </text:p>
          </table:table-cell>
          <table:table-cell table:style-name="Таблица6.B2" office:value-type="string">
            <text:p text:style-name="P5">Я имею права Администратора</text:p>
            <text:p text:style-name="P3"><text:span text:style-name="T3">И я</text:span> на странице Settings-Roles</text:p>
            <text:p text:style-name="P5">Выполнен сценарий 2</text:p>
          </table:table-cell>
        </table:table-row>
        <table:table-row>
          <table:table-cell table:style-name="Таблица6.A2" office:value-type="string">
            <text:p text:style-name="P2">When</text:p>
          </table:table-cell>
          <table:table-cell table:style-name="Таблица6.B2" office:value-type="string">
            <text:p text:style-name="P4">Я нажимаю на кнопку <text:span text:style-name="T2">«Cancel»</text:span></text:p>
          </table:table-cell>
        </table:table-row>
        <table:table-row>
          <table:table-cell table:style-name="Таблица6.A2" office:value-type="string">
            <text:p text:style-name="P2">Then </text:p>
          </table:table-cell>
          <table:table-cell table:style-name="Таблица6.B2" office:value-type="string">
            <text:p text:style-name="P4">Новая роль не создана </text:p>
          </table:table-cell>
        </table:table-row>
      </table:table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">Scenario </text:p>
          </table:table-cell>
          <table:table-cell table:style-name="Таблица4.B1" office:value-type="float" office:value="3">
            <text:p text:style-name="P2">3</text:p>
          </table:table-cell>
        </table:table-row>
        <table:table-row>
          <table:table-cell table:style-name="Таблица4.A2" office:value-type="string">
            <text:p text:style-name="P2">Name</text:p>
          </table:table-cell>
          <table:table-cell table:style-name="Таблица4.B2" office:value-type="string">
            <text:p text:style-name="P2">Delete role</text:p>
          </table:table-cell>
        </table:table-row>
        <table:table-row>
          <table:table-cell table:style-name="Таблица4.A2" office:value-type="string">
            <text:p text:style-name="P1"><text:span text:style-name="T1">Given</text:span> </text:p>
          </table:table-cell>
          <table:table-cell table:style-name="Таблица4.B2" office:value-type="string">
            <text:p text:style-name="P5">Я имею права Администратора</text:p>
            <text:p text:style-name="P3"><text:span text:style-name="T3">И я</text:span> на странице Settings-Roles</text:p>
            <text:p text:style-name="P5">И в системе существует пользовательская роль</text:p>
          </table:table-cell>
        </table:table-row>
        <table:table-row>
          <table:table-cell table:style-name="Таблица4.A2" office:value-type="string">
            <text:p text:style-name="P2">When</text:p>
          </table:table-cell>
          <table:table-cell table:style-name="Таблица4.B2" office:value-type="string">
            <text:p text:style-name="P4">Я нажимаю на кнопку <text:span text:style-name="T2">«Delete role»</text:span></text:p>
          </table:table-cell>
        </table:table-row>
        <table:table-row>
          <table:table-cell table:style-name="Таблица4.A2" office:value-type="string">
            <text:p text:style-name="P2">Then </text:p>
          </table:table-cell>
          <table:table-cell table:style-name="Таблица4.B2" office:value-type="string">
            <text:p text:style-name="P4">Открывается форма для подтверждения удаления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2M37S</meta:editing-duration>
    <meta:editing-cycles>9</meta:editing-cycles>
    <meta:generator>OpenOffice/4.1.2$Win32 OpenOffice.org_project/412m3$Build-9782</meta:generator>
    <dc:date>2016-04-13T16:55:59.64</dc:date>
    <dc:creator>Юлия Сидорук</dc:creator>
    <meta:document-statistic meta:table-count="7" meta:image-count="0" meta:object-count="0" meta:page-count="2" meta:paragraph-count="85" meta:word-count="251" meta:character-count="1532"/>
    <meta:user-defined meta:name="Info 1"/>
    <meta:user-defined meta:name="Info 2"/>
    <meta:user-defined meta:name="Info 3"/>
    <meta:user-defined meta:name="Info 4"/>
  </office:meta>
</office:document-meta>
</file>